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6.6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/>
    <style:style style:name="ce4" style:family="table-cell" style:parent-style-name="Default" style:data-style-name="N5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5"/>
  </office:automatic-styles>
  <office:body>
    <office:spreadsheet>
      <table:calculation-settings table:automatic-find-labels="false"/>
      <table:table table:name="25x100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Improvement</text:p>
          </table:table-cell>
        </table:table-row>
        <table:table-row table:style-name="ro1">
          <table:table-cell office:value-type="string" calcext:value-type="string">
            <text:p>KCalConvertor.forEachComplexConvert </text:p>
          </table:table-cell>
          <table:table-cell office:value-type="float" office:value="11306389.001" calcext:value-type="float">
            <text:p>11,306,389.00</text:p>
          </table:table-cell>
          <table:table-cell table:formula="of:=[.B2]/[.B4]" office:value-type="float" office:value="2.89755631230263" calcext:value-type="float">
            <text:p>2.90</text:p>
          </table:table-cell>
        </table:table-row>
        <table:table-row table:style-name="ro1">
          <table:table-cell office:value-type="string" calcext:value-type="string">
            <text:p>KCalConvertor.sequentialStreamComplexConvert</text:p>
          </table:table-cell>
          <table:table-cell office:value-type="float" office:value="12033879.97" calcext:value-type="float">
            <text:p>12,033,879.97</text:p>
          </table:table-cell>
          <table:table-cell table:formula="of:=[.B3]/[.B4]" office:value-type="float" office:value="3.08399479847029" calcext:value-type="float">
            <text:p>3.08</text:p>
          </table:table-cell>
        </table:table-row>
        <table:table-row table:style-name="ro1">
          <table:table-cell office:value-type="string" calcext:value-type="string">
            <text:p>KCalConvertor.parallelStreamComplexConvert</text:p>
          </table:table-cell>
          <table:table-cell office:value-type="float" office:value="3902042.888" calcext:value-type="float">
            <text:p>3,902,042.89</text:p>
          </table:table-cell>
          <table:table-cell table:style-name="Default"/>
        </table:table-row>
        <table:table-row table:style-name="ro2">
          <table:table-cell table:style-name="Default"/>
          <table:table-cell table:style-name="ce3"/>
          <table:table-cell table:style-name="Default"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Improvement</text:p>
          </table:table-cell>
        </table:table-row>
        <table:table-row table:style-name="ro1">
          <table:table-cell office:value-type="string" calcext:value-type="string">
            <text:p>KCalConvertor.forEachConvert</text:p>
          </table:table-cell>
          <table:table-cell office:value-type="float" office:value="184953.601" calcext:value-type="float">
            <text:p>184,953.60</text:p>
          </table:table-cell>
          <table:table-cell table:formula="of:=[.B7]/[.B9]" office:value-type="float" office:value="1.10314365964049" calcext:value-type="float">
            <text:p>1.10</text:p>
          </table:table-cell>
        </table:table-row>
        <table:table-row table:style-name="ro1">
          <table:table-cell office:value-type="string" calcext:value-type="string">
            <text:p>KCalConvertor.sequentialStreamConvert</text:p>
          </table:table-cell>
          <table:table-cell office:value-type="float" office:value="189933.029" calcext:value-type="float">
            <text:p>189,933.03</text:p>
          </table:table-cell>
          <table:table-cell table:formula="of:=[.B8]/[.B9]" office:value-type="float" office:value="1.13284313235763" calcext:value-type="float">
            <text:p>1.13</text:p>
          </table:table-cell>
        </table:table-row>
        <table:table-row table:style-name="ro1">
          <table:table-cell office:value-type="string" calcext:value-type="string">
            <text:p>KCalConvertor.parallelStreamConvert </text:p>
          </table:table-cell>
          <table:table-cell office:value-type="float" office:value="167660.485" calcext:value-type="float">
            <text:p>167,660.49</text:p>
          </table:table-cell>
          <table:table-cell table:style-name="Default"/>
        </table:table-row>
      </table:table>
      <table:table table:name="100x400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2"/>
        <table:table-row table:style-name="ro1">
          <table:table-cell office:value-type="string" calcext:value-type="string">
            <text:p>Benchmark</text:p>
          </table:table-cell>
          <table:table-cell table:style-name="ce2" office:value-type="string" calcext:value-type="string">
            <text:p>Score</text:p>
          </table:table-cell>
          <table:table-cell office:value-type="string" calcext:value-type="string">
            <text:p>Improvement</text:p>
          </table:table-cell>
        </table:table-row>
        <table:table-row table:style-name="ro1">
          <table:table-cell office:value-type="string" calcext:value-type="string">
            <text:p>KCalConvertor.forEachComplexConvert </text:p>
          </table:table-cell>
          <table:table-cell office:value-type="float" office:value="11349306.416" calcext:value-type="float">
            <text:p>11,349,306.42</text:p>
          </table:table-cell>
          <table:table-cell table:formula="of:=[.B2]/[.B4]" office:value-type="float" office:value="2.99649361310525" calcext:value-type="float">
            <text:p>3.00</text:p>
          </table:table-cell>
        </table:table-row>
        <table:table-row table:style-name="ro1">
          <table:table-cell office:value-type="string" calcext:value-type="string">
            <text:p>KCalConvertor.sequentialStreamComplexConvert</text:p>
          </table:table-cell>
          <table:table-cell office:value-type="float" office:value="11357443.218" calcext:value-type="float">
            <text:p>11,357,443.22</text:p>
          </table:table-cell>
          <table:table-cell table:formula="of:=[.B3]/[.B4]" office:value-type="float" office:value="2.99864192722511" calcext:value-type="float">
            <text:p>3.00</text:p>
          </table:table-cell>
        </table:table-row>
        <table:table-row table:style-name="ro1">
          <table:table-cell office:value-type="string" calcext:value-type="string">
            <text:p>KCalConvertor.parallelStreamComplexConvert</text:p>
          </table:table-cell>
          <table:table-cell office:value-type="float" office:value="3787528.986" calcext:value-type="float">
            <text:p>3,787,528.99</text:p>
          </table:table-cell>
          <table:table-cell table:style-name="Default"/>
        </table:table-row>
        <table:table-row table:style-name="ro2">
          <table:table-cell table:style-name="Default"/>
          <table:table-cell table:style-name="ce5"/>
          <table:table-cell table:style-name="Default"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Improvement</text:p>
          </table:table-cell>
        </table:table-row>
        <table:table-row table:style-name="ro1">
          <table:table-cell office:value-type="string" calcext:value-type="string">
            <text:p>KCalConvertor.forEachConvert</text:p>
          </table:table-cell>
          <table:table-cell office:value-type="float" office:value="182847.388" calcext:value-type="float">
            <text:p>182,847.39</text:p>
          </table:table-cell>
          <table:table-cell table:formula="of:=[.B7]/[.B9]" office:value-type="float" office:value="1.15537422145163" calcext:value-type="float">
            <text:p>1.16</text:p>
          </table:table-cell>
        </table:table-row>
        <table:table-row table:style-name="ro1">
          <table:table-cell office:value-type="string" calcext:value-type="string">
            <text:p>KCalConvertor.sequentialStreamConvert</text:p>
          </table:table-cell>
          <table:table-cell office:value-type="float" office:value="184943.663" calcext:value-type="float">
            <text:p>184,943.66</text:p>
          </table:table-cell>
          <table:table-cell table:formula="of:=[.B8]/[.B9]" office:value-type="float" office:value="1.16862014266804" calcext:value-type="float">
            <text:p>1.17</text:p>
          </table:table-cell>
        </table:table-row>
        <table:table-row table:style-name="ro1">
          <table:table-cell office:value-type="string" calcext:value-type="string">
            <text:p>KCalConvertor.parallelStreamConvert </text:p>
          </table:table-cell>
          <table:table-cell office:value-type="float" office:value="158258.151" calcext:value-type="float">
            <text:p>158,258.1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 style:data-style-name="N2" text:time-value="10:45:15.0798812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09:13:47.080957536</meta:creation-date>
    <dc:date>2016-08-15T11:04:59.737323000</dc:date>
    <meta:editing-duration>PT16M36S</meta:editing-duration>
    <meta:editing-cycles>9</meta:editing-cycles>
    <meta:generator>LibreOffice/5.1.4.2$Linux_X86_64 LibreOffice_project/10m0$Build-2</meta:generator>
    <meta:document-statistic meta:table-count="2" meta:cell-count="44" meta:object-count="0"/>
  </office:meta>
</office:document-meta>
</file>